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E800000018B2EA095B.png"/>
  <manifest:file-entry manifest:media-type="image/jpeg" manifest:full-path="Pictures/100000000000000A0000000AAFDD8700.jpg"/>
  <manifest:file-entry manifest:media-type="image/jpeg" manifest:full-path="Pictures/100000000000000A0000000A572383A2.jpg"/>
  <manifest:file-entry manifest:media-type="image/jpeg" manifest:full-path="Pictures/100000000000000F0000000F682085B6.jpg"/>
  <manifest:file-entry manifest:media-type="image/png" manifest:full-path="Pictures/100002000000000F0000000F5B4AA7E2.png"/>
  <manifest:file-entry manifest:media-type="image/png" manifest:full-path="Pictures/100002010000006400000064B236A7BA.png"/>
  <manifest:file-entry manifest:media-type="image/png" manifest:full-path="Pictures/10000201000000640000006476423E58.png"/>
  <manifest:file-entry manifest:media-type="image/jpeg" manifest:full-path="Pictures/100000000000000F0000000F48527A6F.jpg"/>
  <manifest:file-entry manifest:media-type="image/png" manifest:full-path="Pictures/100002010000006400000064BF622D1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Segoe UI" svg:font-family="'Segoe UI'" style:font-family-generic="swiss"/>
    <style:font-face style:name="Centaur" svg:font-family="Centau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aur" style:font-name-complex="Centaur"/>
    </style:style>
    <style:style style:name="P2" style:family="paragraph" style:parent-style-name="Standard">
      <style:paragraph-properties fo:text-align="center" style:justify-single-word="false">
        <style:tab-stops>
          <style:tab-stop style:position="13.335cm"/>
        </style:tab-stops>
      </style:paragraph-properties>
      <style:text-properties style:font-name="Centaur" style:font-name-complex="Centaur"/>
    </style:style>
    <style:style style:name="P3" style:family="paragraph" style:parent-style-name="Standard">
      <style:paragraph-properties fo:text-align="center" style:justify-single-word="false"/>
      <style:text-properties style:font-name="Centaur" fo:font-size="16pt" fo:letter-spacing="0.053cm" fo:font-weight="bold" style:font-size-asian="16pt" style:font-weight-asian="bold" style:font-name-complex="Centaur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entaur" fo:font-size="10pt" style:font-size-asian="10pt" style:font-name-complex="Centau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entaur" fo:font-size="8pt" style:font-size-asian="7pt" style:font-name-complex="Centaur" style:font-size-complex="8pt"/>
    </style:style>
    <style:style style:name="P6" style:family="paragraph" style:parent-style-name="Standard">
      <style:text-properties style:font-name="Centaur" fo:font-style="italic" style:font-style-asian="italic" style:font-name-complex="Centaur"/>
    </style:style>
    <style:style style:name="P7" style:family="paragraph" style:parent-style-name="Standard">
      <style:paragraph-properties>
        <style:tab-stops>
          <style:tab-stop style:position="19.995cm" style:type="right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8" style:family="paragraph" style:parent-style-name="Standard">
      <style:paragraph-properties>
        <style:tab-stops>
          <style:tab-stop style:position="15.24cm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9" style:family="paragraph" style:parent-style-name="Standard">
      <style:paragraph-properties fo:text-align="start" style:justify-single-word="false">
        <style:tab-stops>
          <style:tab-stop style:position="19.995cm" style:type="right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10" style:family="paragraph" style:parent-style-name="Standard">
      <style:paragraph-properties>
        <style:tab-stops>
          <style:tab-stop style:position="1.058cm"/>
          <style:tab-stop style:position="14.605cm"/>
        </style:tab-stops>
      </style:paragraph-properties>
      <style:text-properties style:font-name="Centaur" fo:font-size="1pt" style:font-size-asian="1pt" style:font-name-complex="Centaur" style:font-size-complex="1pt"/>
    </style:style>
    <style:style style:name="P11" style:family="paragraph" style:parent-style-name="Standard">
      <style:text-properties style:font-name="Centaur" fo:font-size="12pt" style:font-size-asian="10.5pt" style:font-name-complex="Centaur" style:font-size-complex="12pt"/>
    </style:style>
    <style:style style:name="P12" style:family="paragraph" style:parent-style-name="Standard">
      <style:text-properties text:display="none"/>
    </style:style>
    <style:style style:name="P13" style:family="paragraph" style:parent-style-name="Standard">
      <style:paragraph-properties fo:margin-left="0.423cm" fo:margin-right="0cm" fo:text-indent="0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fo:font-size="12pt" style:font-size-asian="10.5pt" style:font-name-complex="Centaur" style:font-size-complex="12pt"/>
    </style:style>
    <style:style style:name="P14" style:family="paragraph" style:parent-style-name="Standard">
      <style:paragraph-properties fo:margin-left="0.635cm" fo:margin-right="0cm" fo:text-indent="0cm" style:auto-text-indent="false">
        <style:tab-stops>
          <style:tab-stop style:position="1.058cm"/>
        </style:tab-stops>
      </style:paragraph-properties>
      <style:text-properties style:font-name="Centaur" fo:font-size="8pt" style:font-size-asian="8pt" style:font-name-complex="Centaur" style:font-size-complex="8pt"/>
    </style:style>
    <style:style style:name="P15" style:family="paragraph" style:parent-style-name="Standard">
      <style:paragraph-properties fo:margin-left="0.635cm" fo:margin-right="0cm" fo:text-indent="0cm" style:auto-text-indent="false">
        <style:tab-stops>
          <style:tab-stop style:position="1.058cm"/>
        </style:tab-stops>
      </style:paragraph-properties>
      <style:text-properties style:font-name="Centaur" fo:font-size="12pt" style:font-size-asian="10.5pt" style:font-name-complex="Centaur" style:font-size-complex="12pt"/>
    </style:style>
    <style:style style:name="P16" style:family="paragraph" style:parent-style-name="Standard">
      <style:paragraph-properties fo:margin-left="0.423cm" fo:margin-right="0cm" fo:text-indent="-0.423cm" style:auto-text-indent="false">
        <style:tab-stops>
          <style:tab-stop style:position="13.758cm"/>
        </style:tab-stops>
      </style:paragraph-properties>
      <style:text-properties style:font-name="Centaur" fo:font-weight="bold" style:font-weight-asian="bold" style:font-name-complex="Centaur"/>
    </style:style>
    <style:style style:name="P17" style:family="paragraph" style:parent-style-name="Standard">
      <style:paragraph-properties fo:margin-left="0.423cm" fo:margin-right="0cm" fo:text-indent="-0.423cm" style:auto-text-indent="false">
        <style:tab-stops>
          <style:tab-stop style:position="19.001cm" style:type="right"/>
        </style:tab-stops>
      </style:paragraph-properties>
      <style:text-properties style:font-name="Centaur" fo:font-weight="bold" style:font-weight-asian="bold" style:font-name-complex="Centaur"/>
    </style:style>
    <style:style style:name="P18" style:family="paragraph" style:parent-style-name="Standard">
      <style:paragraph-properties fo:margin-left="0.423cm" fo:margin-right="0cm" fo:text-indent="-0.423cm" style:auto-text-indent="false">
        <style:tab-stops>
          <style:tab-stop style:position="19.05cm" style:type="right"/>
        </style:tab-stops>
      </style:paragraph-properties>
      <style:text-properties style:font-name="Centaur" fo:font-weight="bold" style:font-weight-asian="bold" style:font-name-complex="Centaur"/>
    </style:style>
    <style:style style:name="P19" style:family="paragraph" style:parent-style-name="Standard">
      <style:paragraph-properties fo:margin-left="0.423cm" fo:margin-right="0cm" fo:text-indent="-0.423cm" style:auto-text-indent="false">
        <style:tab-stops>
          <style:tab-stop style:position="19.995cm" style:type="right"/>
        </style:tab-stops>
      </style:paragraph-properties>
      <style:text-properties style:font-name="Centaur" fo:font-weight="bold" style:font-weight-asian="bold" style:font-name-complex="Centaur"/>
    </style:style>
    <style:style style:name="P20" style:family="paragraph" style:parent-style-name="Standard">
      <style:paragraph-properties fo:margin-left="0.423cm" fo:margin-right="0cm" fo:text-indent="-0.423cm" style:auto-text-indent="false">
        <style:tab-stops>
          <style:tab-stop style:position="19.001cm" style:type="right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Centaur" style:font-name-complex="Centaur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Centaur" style:font-name-complex="Centaur"/>
    </style:style>
    <style:style style:name="P23" style:family="paragraph" style:parent-style-name="Standard">
      <style:text-properties style:font-name="Centaur" style:font-name-complex="Centaur"/>
    </style:style>
    <style:style style:name="P24" style:family="paragraph" style:parent-style-name="Standard" style:list-style-name="WW8Num21">
      <style:text-properties style:font-name="Centaur" style:font-name-complex="Centaur"/>
    </style:style>
    <style:style style:name="P25" style:family="paragraph" style:parent-style-name="Standard" style:list-style-name="WW8Num6">
      <style:text-properties style:font-name="Centaur" style:font-name-complex="Centaur"/>
    </style:style>
    <style:style style:name="P26" style:family="paragraph" style:parent-style-name="Standard">
      <style:paragraph-properties fo:text-align="center" style:justify-single-word="false"/>
      <style:text-properties style:font-name="Centaur" style:font-name-complex="Centaur"/>
    </style:style>
    <style:style style:name="P27" style:family="paragraph" style:parent-style-name="Standard">
      <style:text-properties style:font-name="Centaur" fo:font-style="italic" style:font-style-asian="italic" style:font-name-complex="Centaur"/>
    </style:style>
    <style:style style:name="P28" style:family="paragraph" style:parent-style-name="Standard" style:list-style-name="WW8Num36">
      <style:paragraph-properties fo:text-align="center" style:justify-single-word="false">
        <style:tab-stops>
          <style:tab-stop style:position="13.335cm"/>
        </style:tab-stops>
      </style:paragraph-properties>
      <style:text-properties style:font-name="Centaur" fo:font-style="italic" style:font-style-asian="italic" style:font-name-complex="Centaur"/>
    </style:style>
    <style:style style:name="P29" style:family="paragraph" style:parent-style-name="Standard">
      <style:paragraph-properties>
        <style:tab-stops>
          <style:tab-stop style:position="19.995cm" style:type="right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30" style:family="paragraph" style:parent-style-name="Standard">
      <style:paragraph-properties fo:text-align="start" style:justify-single-word="false">
        <style:tab-stops>
          <style:tab-stop style:position="19.995cm" style:type="right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31" style:family="paragraph" style:parent-style-name="Standard">
      <style:paragraph-properties>
        <style:tab-stops>
          <style:tab-stop style:position="15.24cm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32" style:family="paragraph" style:parent-style-name="Standard">
      <style:paragraph-properties fo:text-align="center" style:justify-single-word="false"/>
      <style:text-properties style:font-name="Centaur" fo:font-size="12pt" style:font-size-asian="12pt" style:font-name-complex="Centaur" style:font-size-complex="12pt"/>
    </style:style>
    <style:style style:name="P33" style:family="paragraph" style:parent-style-name="Standard">
      <style:paragraph-properties>
        <style:tab-stops/>
      </style:paragraph-properties>
      <style:text-properties style:font-name="Centaur" fo:font-size="12pt" fo:font-weight="bold" style:font-size-asian="12pt" style:font-weight-asian="bold" style:font-name-complex="Centaur" style:font-size-complex="12pt"/>
    </style:style>
    <style:style style:name="P34" style:family="paragraph" style:parent-style-name="Standard">
      <style:paragraph-properties>
        <style:tab-stops>
          <style:tab-stop style:position="1.058cm"/>
        </style:tab-stops>
      </style:paragraph-properties>
      <style:text-properties style:font-name="Centaur" fo:font-size="8pt" style:font-size-asian="8pt" style:font-name-complex="Centaur" style:font-size-complex="8pt"/>
    </style:style>
    <style:style style:name="P35" style:family="paragraph" style:parent-style-name="Standard">
      <style:paragraph-properties fo:text-align="center" style:justify-single-word="false"/>
      <style:text-properties style:font-name="Centaur" fo:font-size="8pt" style:font-size-asian="8pt" style:font-name-complex="Centaur" style:font-size-complex="8pt"/>
    </style:style>
    <style:style style:name="P36" style:family="paragraph" style:parent-style-name="Standard">
      <style:paragraph-properties>
        <style:tab-stops>
          <style:tab-stop style:position="1.058cm"/>
        </style:tab-stops>
      </style:paragraph-properties>
      <style:text-properties style:font-name="Centaur" fo:font-size="8pt" style:font-size-asian="7pt" style:font-name-complex="Centaur" style:font-size-complex="8pt"/>
    </style:style>
    <style:style style:name="P37" style:family="paragraph" style:parent-style-name="Standard">
      <style:paragraph-properties>
        <style:tab-stops>
          <style:tab-stop style:position="1.058cm"/>
          <style:tab-stop style:position="19.995cm" style:type="right"/>
        </style:tab-stops>
      </style:paragraph-properties>
      <style:text-properties style:font-name="Centaur" fo:font-size="8pt" style:font-size-asian="7pt" style:font-name-complex="Centaur" style:font-size-complex="8pt"/>
    </style:style>
    <style:style style:name="P38" style:family="paragraph" style:parent-style-name="Standard">
      <style:paragraph-properties>
        <style:tab-stops>
          <style:tab-stop style:position="1.058cm"/>
          <style:tab-stop style:position="14.605cm"/>
        </style:tab-stops>
      </style:paragraph-properties>
      <style:text-properties style:font-name="Centaur" fo:font-size="8pt" style:font-size-asian="7pt" style:font-name-complex="Centaur" style:font-size-complex="8pt"/>
    </style:style>
    <style:style style:name="P39" style:family="paragraph" style:parent-style-name="Standard">
      <style:paragraph-properties>
        <style:tab-stops/>
      </style:paragraph-properties>
      <style:text-properties style:font-name="Centaur" fo:font-weight="bold" style:font-weight-asian="bold" style:font-name-complex="Centaur"/>
    </style:style>
    <style:style style:name="P40" style:family="paragraph" style:parent-style-name="Standard">
      <style:paragraph-properties>
        <style:tab-stops>
          <style:tab-stop style:position="19.976cm" style:type="right"/>
        </style:tab-stops>
      </style:paragraph-properties>
      <style:text-properties style:font-name="Centaur" fo:font-weight="bold" style:font-weight-asian="bold" style:font-name-complex="Centaur"/>
    </style:style>
    <style:style style:name="P41" style:family="paragraph" style:parent-style-name="Standard">
      <style:paragraph-properties fo:text-align="center" style:justify-single-word="false"/>
      <style:text-properties style:font-name="Centaur" fo:font-size="16pt" fo:letter-spacing="0.053cm" fo:font-weight="bold" style:font-size-asian="16pt" style:font-weight-asian="bold" style:font-name-complex="Centaur" style:font-size-complex="16pt"/>
    </style:style>
    <style:style style:name="P42" style:family="paragraph" style:parent-style-name="Standard">
      <style:paragraph-properties fo:text-align="center" style:justify-single-word="false"/>
      <style:text-properties style:font-name="Centaur" fo:font-size="10pt" style:font-size-asian="10pt" style:font-name-complex="Centaur" style:font-size-complex="10pt"/>
    </style:style>
    <style:style style:name="P43" style:family="paragraph" style:parent-style-name="Standard" style:list-style-name="WW8Num36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635cm"/>
        </style:tab-stops>
      </style:paragraph-properties>
      <style:text-properties style:font-name="Centaur" fo:font-size="15pt" fo:letter-spacing="0.053cm" fo:font-weight="bold" style:font-size-asian="15pt" style:font-weight-asian="bold" style:font-name-complex="Tahoma" style:font-size-complex="15pt"/>
    </style:style>
    <style:style style:name="P44" style:family="paragraph" style:parent-style-name="Standard" style:list-style-name="WW8Num36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499cm"/>
        </style:tab-stops>
      </style:paragraph-properties>
      <style:text-properties style:font-name="Centaur" fo:font-size="15pt" fo:letter-spacing="0.053cm" fo:font-weight="bold" style:font-size-asian="15pt" style:font-weight-asian="bold" style:font-name-complex="Tahoma" style:font-size-complex="15pt"/>
    </style:style>
    <style:style style:name="P45" style:family="paragraph" style:parent-style-name="Standard" style:list-style-name="WW8Num36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499cm"/>
        </style:tab-stops>
      </style:paragraph-properties>
      <style:text-properties style:font-name="Centaur" fo:font-size="15pt" fo:letter-spacing="0.053cm" fo:font-weight="bold" style:font-size-asian="15pt" style:font-weight-asian="bold" style:font-name-complex="Tahoma" style:font-size-complex="15pt"/>
    </style:style>
    <style:style style:name="P46" style:family="paragraph" style:parent-style-name="Standard" style:list-style-name="WW8Num36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635cm"/>
        </style:tab-stops>
      </style:paragraph-properties>
      <style:text-properties style:font-name="Centaur" fo:letter-spacing="0.053cm" fo:font-weight="bold" style:font-weight-asian="bold"/>
    </style:style>
    <style:style style:name="P47" style:family="paragraph" style:parent-style-name="Standard" style:list-style-name="WW8Num36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499cm"/>
        </style:tab-stops>
      </style:paragraph-properties>
      <style:text-properties style:font-name="Centaur" fo:letter-spacing="0.053cm" fo:font-weight="bold" style:font-weight-asian="bold"/>
    </style:style>
    <style:style style:name="P48" style:family="paragraph" style:parent-style-name="Standard" style:list-style-name="WW8Num36">
      <style:paragraph-properties fo:margin-left="0cm" fo:margin-right="0cm" fo:text-indent="0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fo:font-style="italic" style:font-style-asian="italic" style:font-name-complex="Centaur" style:font-style-complex="italic"/>
    </style:style>
    <style:style style:name="P49" style:family="paragraph" style:parent-style-name="Standard">
      <style:paragraph-properties fo:margin-left="0cm" fo:margin-right="0cm" fo:text-indent="0cm" style:auto-text-indent="false">
        <style:tab-stops>
          <style:tab-stop style:position="0.912cm"/>
          <style:tab-stop style:position="13.335cm"/>
        </style:tab-stops>
      </style:paragraph-properties>
      <style:text-properties style:font-name="Centaur" fo:font-weight="bold" style:font-weight-asian="bold" style:font-name-complex="Centaur"/>
    </style:style>
    <style:style style:name="P50" style:family="paragraph" style:parent-style-name="Standard">
      <style:paragraph-properties fo:margin-left="0cm" fo:margin-right="0cm" fo:text-indent="0cm" style:auto-text-indent="false">
        <style:tab-stops>
          <style:tab-stop style:position="19.995cm" style:type="right"/>
        </style:tab-stops>
      </style:paragraph-properties>
      <style:text-properties style:font-name="Centaur" style:font-name-complex="Centaur"/>
    </style:style>
    <style:style style:name="P51" style:family="paragraph" style:parent-style-name="Standard">
      <style:paragraph-properties fo:margin-left="0cm" fo:margin-right="0cm" fo:text-indent="0cm" style:auto-text-indent="false">
        <style:tab-stops>
          <style:tab-stop style:position="20.001cm" style:type="right"/>
        </style:tab-stops>
      </style:paragraph-properties>
      <style:text-properties style:font-name="Centaur" style:font-name-complex="Centaur"/>
    </style:style>
    <style:style style:name="P52" style:family="paragraph" style:parent-style-name="Standard">
      <style:paragraph-properties fo:margin-left="0cm" fo:margin-right="0cm" fo:text-indent="0cm" style:auto-text-indent="false">
        <style:tab-stops>
          <style:tab-stop style:position="1.058cm"/>
        </style:tab-stops>
      </style:paragraph-properties>
      <style:text-properties style:font-name="Centaur" fo:font-size="8pt" style:font-size-asian="7pt" style:font-name-complex="Centaur" style:font-size-complex="8pt"/>
    </style:style>
    <style:style style:name="P53" style:family="paragraph" style:parent-style-name="Standard">
      <style:paragraph-properties fo:margin-left="0cm" fo:margin-right="0cm" fo:text-indent="0cm" style:auto-text-indent="false">
        <style:tab-stops>
          <style:tab-stop style:position="1.058cm"/>
        </style:tab-stops>
      </style:paragraph-properties>
      <style:text-properties style:font-name="Centaur" fo:font-size="8pt" style:font-size-asian="8pt" style:font-name-complex="Centaur" style:font-size-complex="8pt"/>
    </style:style>
    <style:style style:name="P54" style:family="paragraph" style:parent-style-name="Standard" style:list-style-name="WW8Num36">
      <style:paragraph-properties fo:margin-left="0.423cm" fo:margin-right="0cm" fo:text-indent="0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style:font-name-complex="Centaur"/>
    </style:style>
    <style:style style:name="P55" style:family="paragraph" style:parent-style-name="Standard" style:list-style-name="WW8Num36">
      <style:paragraph-properties fo:margin-left="0.423cm" fo:margin-right="0cm" fo:text-indent="0cm" style:auto-text-indent="false">
        <style:tab-stops>
          <style:tab-stop style:position="1.058cm"/>
          <style:tab-stop style:position="19.995cm" style:type="right"/>
        </style:tab-stops>
      </style:paragraph-properties>
      <style:text-properties style:font-name="Centaur" style:font-name-complex="Centaur"/>
    </style:style>
    <style:style style:name="P56" style:family="paragraph" style:parent-style-name="Standard">
      <style:paragraph-properties fo:margin-left="0.423cm" fo:margin-right="0cm" fo:text-indent="0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fo:font-size="8pt" style:font-size-asian="7pt" style:font-name-complex="Centaur" style:font-size-complex="8pt"/>
    </style:style>
    <style:style style:name="P57" style:family="paragraph" style:parent-style-name="Standard" style:list-style-name="WW8Num36">
      <style:paragraph-properties fo:margin-left="0.423cm" fo:margin-right="0cm" fo:text-indent="0cm" style:auto-text-indent="false">
        <style:tab-stops>
          <style:tab-stop style:position="1.058cm"/>
          <style:tab-stop style:position="19.995cm" style:type="right"/>
        </style:tab-stops>
      </style:paragraph-properties>
      <style:text-properties style:font-name="Centaur" fo:font-size="8pt" style:font-size-asian="7pt" style:font-name-complex="Centaur" style:font-size-complex="8pt"/>
    </style:style>
    <style:style style:name="P58" style:family="paragraph" style:parent-style-name="Standard" style:list-style-name="WW8Num36">
      <style:paragraph-properties fo:margin-left="0.019cm" fo:margin-right="0cm" fo:text-align="start" style:justify-single-word="false" fo:text-indent="0cm" style:auto-text-indent="false">
        <style:tab-stops>
          <style:tab-stop style:position="13.335cm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 style:font-weight-complex="normal"/>
    </style:style>
    <style:style style:name="P59" style:family="paragraph" style:parent-style-name="Standard" style:list-style-name="WW8Num36">
      <style:paragraph-properties fo:margin-left="1.058cm" fo:margin-right="0cm" fo:text-indent="-0.635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style:font-name-complex="Centaur"/>
    </style:style>
    <style:style style:name="P60" style:family="paragraph" style:parent-style-name="Standard" style:list-style-name="WW8Num36">
      <style:paragraph-properties fo:margin-left="1.058cm" fo:margin-right="0cm" fo:text-indent="-0.635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fo:font-size="12pt" style:font-size-asian="10.5pt" style:font-name-complex="Centaur" style:font-size-complex="12pt"/>
    </style:style>
    <style:style style:name="P61" style:family="paragraph" style:parent-style-name="Standard">
      <style:paragraph-properties fo:margin-left="0.635cm" fo:margin-right="0cm" fo:text-indent="0cm" style:auto-text-indent="false">
        <style:tab-stops>
          <style:tab-stop style:position="1.058cm"/>
        </style:tab-stops>
      </style:paragraph-properties>
      <style:text-properties style:font-name="Centaur" fo:font-size="8pt" style:font-size-asian="8pt" style:font-name-complex="Centaur" style:font-size-complex="8pt"/>
    </style:style>
    <style:style style:name="P62" style:family="paragraph" style:parent-style-name="Standard">
      <style:paragraph-properties fo:margin-left="0.635cm" fo:margin-right="0cm" fo:text-indent="0cm" style:auto-text-indent="false">
        <style:tab-stops>
          <style:tab-stop style:position="1.058cm"/>
        </style:tab-stops>
      </style:paragraph-properties>
      <style:text-properties style:font-name="Centaur" fo:font-size="8pt" style:font-size-asian="7pt" style:font-name-complex="Centaur" style:font-size-complex="8pt"/>
    </style:style>
    <style:style style:name="P63" style:family="paragraph" style:parent-style-name="Standard" style:list-style-name="WW8Num36">
      <style:paragraph-properties fo:margin-left="0.023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499cm"/>
        </style:tab-stops>
      </style:paragraph-properties>
      <style:text-properties style:font-name="Centaur" fo:font-size="15pt" fo:letter-spacing="0.053cm" fo:font-weight="bold" style:font-size-asian="15pt" style:font-weight-asian="bold" style:font-name-complex="Tahoma" style:font-size-complex="15pt"/>
    </style:style>
    <style:style style:name="P64" style:family="paragraph" style:parent-style-name="Standard">
      <style:paragraph-properties fo:margin-left="0.023cm" fo:margin-right="0cm" fo:text-indent="0cm" style:auto-text-indent="false">
        <style:tab-stops>
          <style:tab-stop style:position="19.995cm" style:type="right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65" style:family="paragraph" style:parent-style-name="Standard" style:list-style-name="WW8Num36">
      <style:paragraph-properties fo:margin-left="0.023cm" fo:margin-right="0cm" fo:text-indent="0cm" style:auto-text-indent="false">
        <style:tab-stops/>
      </style:paragraph-properties>
      <style:text-properties style:font-name="Centaur" style:font-name-complex="Centaur"/>
    </style:style>
    <style:style style:name="P66" style:family="paragraph" style:parent-style-name="Standard">
      <style:paragraph-properties fo:margin-left="0.023cm" fo:margin-right="0cm" fo:text-align="start" style:justify-single-word="false" fo:text-indent="-0.023cm" style:auto-text-indent="false">
        <style:tab-stops/>
      </style:paragraph-properties>
      <style:text-properties style:font-name="Centaur" fo:font-weight="bold" style:font-weight-asian="bold" style:font-name-complex="Centaur"/>
    </style:style>
    <style:style style:name="P67" style:family="paragraph" style:parent-style-name="Standard">
      <style:paragraph-properties fo:margin-left="0.023cm" fo:margin-right="0cm" fo:text-indent="0.023cm" style:auto-text-indent="false">
        <style:tab-stops/>
      </style:paragraph-properties>
      <style:text-properties style:font-name="Centaur" fo:font-weight="bold" style:font-weight-asian="bold" style:font-name-complex="Centaur"/>
    </style:style>
    <style:style style:name="P68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  <style:tab-stop style:position="0.905cm"/>
        </style:tab-stops>
      </style:paragraph-properties>
      <style:text-properties style:font-name="Centaur" fo:font-size="12pt" style:font-size-asian="10.5pt" style:font-name-complex="Centaur" style:font-size-complex="12pt"/>
    </style:style>
    <style:style style:name="P69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fo:font-size="12pt" style:font-size-asian="10.5pt" style:font-name-complex="Centaur" style:font-size-complex="12pt"/>
    </style:style>
    <style:style style:name="P70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fo:font-size="12pt" fo:font-weight="normal" style:font-size-asian="12pt" style:font-weight-asian="normal" style:font-name-complex="Centaur" style:font-size-complex="12pt" style:font-weight-complex="normal"/>
    </style:style>
    <style:style style:name="P71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fo:font-size="12pt" fo:font-weight="normal" style:font-size-asian="10.5pt" style:font-weight-asian="normal" style:font-name-complex="Centaur" style:font-size-complex="12pt" style:font-weight-complex="normal"/>
    </style:style>
    <style:style style:name="P72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  <style:tab-stop style:position="1.081cm"/>
        </style:tab-stops>
      </style:paragraph-properties>
      <style:text-properties style:font-name="Centaur" style:font-name-complex="Centaur"/>
    </style:style>
    <style:style style:name="P73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style:font-name-complex="Centaur"/>
    </style:style>
    <style:style style:name="P74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style:font-name-complex="Centaur"/>
    </style:style>
    <style:style style:name="P75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style:font-name-complex="Centaur"/>
    </style:style>
    <style:style style:name="P76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  <style:tab-stop style:position="1.764cm"/>
          <style:tab-stop style:position="19.995cm" style:type="right"/>
        </style:tab-stops>
      </style:paragraph-properties>
      <style:text-properties style:font-name="Centaur" style:font-name-complex="Centaur"/>
    </style:style>
    <style:style style:name="P77" style:family="paragraph" style:parent-style-name="Standard" style:list-style-name="WW8Num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style:font-name-complex="Centaur"/>
    </style:style>
    <style:style style:name="P78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style:font-name-complex="Centaur"/>
    </style:style>
    <style:style style:name="P79" style:family="paragraph" style:parent-style-name="Standard" style:list-style-name="WW8Num10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style:font-name-complex="Centaur"/>
    </style:style>
    <style:style style:name="P80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  <style:tab-stop style:position="20.001cm" style:type="right"/>
        </style:tab-stops>
      </style:paragraph-properties>
      <style:text-properties style:font-name="Centaur" style:font-name-complex="Centaur"/>
    </style:style>
    <style:style style:name="P81" style:family="paragraph" style:parent-style-name="Standard" style:list-style-name="WW8Num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style:font-name-complex="Centaur"/>
    </style:style>
    <style:style style:name="P82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style:font-name-complex="Centaur"/>
    </style:style>
    <style:style style:name="P83" style:family="paragraph" style:parent-style-name="Standard" style:list-style-name="WW8Num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fo:font-weight="normal" style:font-weight-asian="normal" style:font-name-complex="Centaur" style:font-weight-complex="normal"/>
    </style:style>
    <style:style style:name="P84" style:family="paragraph" style:parent-style-name="Standard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fo:font-size="8pt" style:font-size-asian="8pt" style:font-name-complex="Centaur" style:font-size-complex="8pt"/>
    </style:style>
    <style:style style:name="P85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fo:font-size="8pt" fo:font-weight="normal" style:font-size-asian="7pt" style:font-weight-asian="normal" style:font-name-complex="Centaur" style:font-size-complex="8pt" style:font-weight-complex="normal"/>
    </style:style>
    <style:style style:name="P86" style:family="paragraph" style:parent-style-name="Standard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fo:font-size="8pt" fo:font-weight="normal" style:font-size-asian="8pt" style:font-weight-asian="normal" style:font-name-complex="Centaur" style:font-size-complex="8pt" style:font-weight-complex="normal"/>
    </style:style>
    <style:style style:name="P87" style:family="paragraph" style:parent-style-name="Standard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fo:font-size="8pt" style:font-size-asian="7pt" style:font-name-complex="Centaur" style:font-size-complex="8pt"/>
    </style:style>
    <style:style style:name="P88" style:family="paragraph" style:parent-style-name="Standard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 fo:font-size="1pt" style:font-size-asian="1pt" style:font-name-complex="Centaur" style:font-size-complex="1pt"/>
    </style:style>
    <style:style style:name="P89" style:family="paragraph" style:parent-style-name="Standard" style:list-style-name="WW8Num36">
      <style:paragraph-properties fo:margin-left="0.199cm" fo:margin-right="0cm" fo:text-indent="0cm" style:auto-text-indent="false">
        <style:tab-stops>
          <style:tab-stop style:position="0.801cm"/>
          <style:tab-stop style:position="1.081cm"/>
        </style:tab-stops>
      </style:paragraph-properties>
    </style:style>
    <style:style style:name="P90" style:family="paragraph" style:parent-style-name="Standard" style:list-style-name="WW8Num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</style:style>
    <style:style style:name="P91" style:family="paragraph" style:parent-style-name="Standard" style:list-style-name="WW8Num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</style:style>
    <style:style style:name="P92" style:family="paragraph" style:parent-style-name="Standard" style:list-style-name="WW8Num6">
      <style:paragraph-properties fo:margin-left="0.199cm" fo:margin-right="0cm" fo:text-indent="0cm" style:auto-text-indent="false">
        <style:tab-stops>
          <style:tab-stop style:position="0.801cm"/>
        </style:tab-stops>
      </style:paragraph-properties>
      <style:text-properties style:font-name="Centaur"/>
    </style:style>
    <style:style style:name="P93" style:family="paragraph" style:parent-style-name="Standard" style:list-style-name="WW8Num36">
      <style:paragraph-properties fo:margin-left="0.199cm" fo:margin-right="0cm" fo:text-indent="0cm" style:auto-text-indent="false" style:shadow="none">
        <style:tab-stops>
          <style:tab-stop style:position="0.801cm"/>
          <style:tab-stop style:position="14.605cm"/>
        </style:tab-stops>
      </style:paragraph-properties>
      <style:text-properties style:font-name="Centaur" style:font-name-complex="Centaur"/>
    </style:style>
    <style:style style:name="P94" style:family="paragraph" style:parent-style-name="Standard" style:list-style-name="WW8Num36" style:master-page-name="">
      <style:paragraph-properties fo:margin-left="0.199cm" fo:margin-right="0cm" fo:text-indent="0cm" style:auto-text-indent="false" style:page-number="auto" style:shadow="none">
        <style:tab-stops>
          <style:tab-stop style:position="0.801cm"/>
          <style:tab-stop style:position="14.605cm"/>
        </style:tab-stops>
      </style:paragraph-properties>
      <style:text-properties style:font-name="Centaur" style:font-name-complex="Centaur"/>
    </style:style>
    <style:style style:name="P95" style:family="paragraph" style:parent-style-name="Standard">
      <style:paragraph-properties fo:text-align="center" style:justify-single-word="false" fo:break-before="page"/>
      <style:text-properties style:font-name="Centaur" style:font-name-complex="Centaur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fo:font-size="10pt" style:text-underline-style="none" style:font-size-asian="10pt" style:font-size-complex="10pt"/>
    </style:style>
    <style:style style:name="T3" style:family="text">
      <style:text-properties fo:letter-spacing="0.053cm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5pt" style:font-size-asian="15pt" style:font-name-complex="Tahoma" style:font-size-complex="15pt"/>
    </style:style>
    <style:style style:name="T11" style:family="text">
      <style:text-properties fo:font-size="14pt" style:font-size-asian="14pt" style:font-name-complex="Tahoma" style:font-size-complex="14pt"/>
    </style:style>
    <style:style style:name="T12" style:family="text">
      <style:text-properties style:font-name="Centaur" style:font-name-complex="Centaur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font-style-asian="italic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fo:font-weight="bold" style:font-size-asian="10.5pt" style:font-weight-asian="bold" style:font-size-complex="12pt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font-name="Centaur"/>
    </style:style>
    <style:style style:name="T20" style:family="text">
      <style:text-properties style:font-name-complex="Centau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2"><draw:frame draw:style-name="fr1" draw:name="graphics9" text:anchor-type="as-char" svg:width="8.467cm" svg:height="0.203cm" draw:z-index="0"><draw:image xlink:href="Pictures/10000201000003E800000018B2EA095B.png" xlink:type="simple" xlink:show="embed" xlink:actuate="onLoad"/></draw:frame></text:p>
        <text:p text:style-name="P3">ANTHONY SELLITTI</text:p>
        <text:p text:style-name="P4">33 Regent Street</text:p>
        <text:p text:style-name="P4">West Preston VIC 3072</text:p>
        <text:p text:style-name="P4">0423 600 123</text:p>
        <text:p text:style-name="P4">asellitt.com</text:p>
        <text:p text:style-name="P4"><text:a xlink:type="simple" xlink:href="mailto:anthony.sellitti@gmail.com"><text:span text:style-name="Internet_20_link"><text:span text:style-name="T1">anthony@asellitt.com</text:span></text:span></text:a></text:p>
        <text:p text:style-name="P1"><draw:frame draw:style-name="fr1" draw:name="graphics22" text:anchor-type="as-char" svg:width="8.467cm" svg:height="0.203cm" draw:z-index="8"><draw:image xlink:href="Pictures/10000201000003E800000018B2EA095B.png" xlink:type="simple" xlink:show="embed" xlink:actuate="onLoad"/></draw:frame></text:p>
        <text:p text:style-name="P35"><text:span text:style-name="T3"/></text:p>
        <text:list xml:id="list22149082" text:style-name="WW8Num36">
          <text:list-item>
            <text:p text:style-name="P44">SUMMARY</text:p>
          </text:list-item>
        </text:list>
        <text:p text:style-name="P5"/>
        <text:list xml:id="list35142290" text:continue-numbering="true" text:style-name="WW8Num36">
          <text:list-item>
            <text:list>
              <text:list-item>
                <text:p text:style-name="P68">Professional software engineer with over 7 years experience.</text:p>
              </text:list-item>
              <text:list-item>
                <text:p text:style-name="P68">Completed Computer Science / Computer and Network Engineering Double Degree with Honours at RMIT <text:tab/>University.</text:p>
              </text:list-item>
              <text:list-item>
                <text:p text:style-name="P68">Over 10 years customer service based retail experience.</text:p>
              </text:list-item>
              <text:list-item>
                <text:p text:style-name="P68">Completed VCE with exceptional grades.</text:p>
              </text:list-item>
            </text:list>
          </text:list-item>
        </text:list>
        <text:p text:style-name="P36"/>
        <text:list xml:id="list35135884" text:continue-numbering="true" text:style-name="WW8Num36">
          <text:list-item>
            <text:p text:style-name="P63">EMPLOYMENT</text:p>
          </text:list-item>
        </text:list>
        <text:p text:style-name="P34"/>
        <text:p text:style-name="P64">Unico<text:tab/>Feb 2012 – Present</text:p>
        <text:p text:style-name="P66"><text:tab/>Design Engineer</text:p>
        <text:list xml:id="list35143706" text:continue-numbering="true" text:style-name="WW8Num36">
          <text:list-item>
            <text:list>
              <text:list-item>
                <text:p text:style-name="P89"><text:span text:style-name="T12">Enterprise Java development involving EJB, Spring, Web Services, application servers and various other Java-centric <text:tab/>technologies.</text:span></text:p>
              </text:list-item>
              <text:list-item>
                <text:p text:style-name="P72">Web application development involving JSF, jQuery, Sencha and various other web-centric technologies.</text:p>
              </text:list-item>
              <text:list-item>
                <text:p text:style-name="P72">Splunk dashboard development requiring a detailed understanding of the clients business requirements.</text:p>
                <text:p text:style-name="P65"><text:span text:style-name="T14">Melbourne</text:span></text:p>
              </text:list-item>
            </text:list>
          </text:list-item>
        </text:list>
        <text:p text:style-name="P32"><draw:frame draw:style-name="fr1" draw:name="graphics1" text:anchor-type="as-char" svg:width="8.467cm" svg:height="0.203cm" draw:z-index="3"><draw:image xlink:href="Pictures/10000201000003E800000018B2EA095B.png" xlink:type="simple" xlink:show="embed" xlink:actuate="onLoad"/></draw:frame></text:p>
        <text:p text:style-name="P7">HACD Design<text:tab/>Nov 2005 – Present</text:p>
        <text:p text:style-name="P67">Director</text:p>
        <text:list xml:id="list35142960" text:continue-numbering="true" text:style-name="WW8Num36">
          <text:list-item>
            <text:list>
              <text:list-item>
                <text:p text:style-name="P94">Own business.</text:p>
              </text:list-item>
              <text:list-item>
                <text:p text:style-name="P93">Focuses include: web application development, mobile application development, embedded software development, <text:tab/>game development, general software development, research and development and computer assembly.</text:p>
              </text:list-item>
            </text:list>
          </text:list-item>
        </text:list>
        <text:p text:style-name="P6">West Preston</text:p>
        <text:p text:style-name="P1"><draw:frame draw:style-name="fr1" draw:name="graphics2" text:anchor-type="as-char" svg:width="8.467cm" svg:height="0.203cm" draw:z-index="4"><draw:image xlink:href="Pictures/10000201000003E800000018B2EA095B.png" xlink:type="simple" xlink:show="embed" xlink:actuate="onLoad"/></draw:frame></text:p>
        <text:p text:style-name="P7">Bunnings Warehouse<text:tab/>Sept 2002 – Present</text:p>
        <text:p text:style-name="P33">Sales Assistant</text:p>
        <text:list xml:id="list35127845" text:continue-numbering="true" text:style-name="WW8Num36">
          <text:list-item>
            <text:list>
              <text:list-item>
                <text:p text:style-name="P73">Duties include customer service.</text:p>
              </text:list-item>
              <text:list-item>
                <text:p text:style-name="P73">Received 5 customer service excellence awards (first of which was within 3<text:span text:style-name="T7">rd</text:span> week of employment).</text:p>
              </text:list-item>
              <text:list-item>
                <text:p text:style-name="P73">Actively participated in the training of several team members.</text:p>
              </text:list-item>
              <text:list-item>
                <text:p text:style-name="P73">Acquired a detailed product knowledge (spanning several departments).</text:p>
              </text:list-item>
            </text:list>
          </text:list-item>
        </text:list>
        <text:p text:style-name="P6">Northland</text:p>
        <text:p text:style-name="P1"><draw:frame draw:style-name="fr1" draw:name="graphics3" text:anchor-type="as-char" svg:width="8.467cm" svg:height="0.203cm" draw:z-index="5"><draw:image xlink:href="Pictures/10000201000003E800000018B2EA095B.png" xlink:type="simple" xlink:show="embed" xlink:actuate="onLoad"/></draw:frame></text:p>
        <text:p text:style-name="P7">Unico<text:tab/>Feb 2011 – Feb 2012</text:p>
        <text:p text:style-name="P39">Graduate</text:p>
        <text:list xml:id="list35154779" text:continue-numbering="true" text:style-name="WW8Num36">
          <text:list-item>
            <text:list>
              <text:list-item>
                <text:p text:style-name="P74">Participated in Unico's 2011 Graduate program.</text:p>
              </text:list-item>
              <text:list-item>
                <text:p text:style-name="P74">Rotations included: Enterprise Java development, Splunk dashboard development, Samsung Internet@TV widget <text:tab/>development, International Roaming testing and documentation writing.</text:p>
              </text:list-item>
            </text:list>
          </text:list-item>
        </text:list>
        <text:p text:style-name="P6">Melbourne</text:p>
        <text:p text:style-name="P1"><draw:frame draw:style-name="fr1" draw:name="graphics21" text:anchor-type="as-char" svg:width="8.467cm" svg:height="0.203cm" draw:z-index="6"><draw:image xlink:href="Pictures/10000201000003E800000018B2EA095B.png" xlink:type="simple" xlink:show="embed" xlink:actuate="onLoad"/></draw:frame></text:p>
        <text:p text:style-name="P9">RMIT University<text:tab/>Feb 2007 – Nov 2010</text:p>
        <text:p text:style-name="P39">Sessional Tutor</text:p>
        <text:list xml:id="list35127656" text:continue-numbering="true" text:style-name="WW8Num36">
          <text:list-item>
            <text:list>
              <text:list-item>
                <text:p text:style-name="P74">Casual employment for the School of Computer Science and Information Technology and the School of Electrical <text:tab/>and Computer Engineering.</text:p>
              </text:list-item>
              <text:list-item>
                <text:p text:style-name="P74">Duties included laboratory tutoring, assignment and exam marking for the first year Java Programming course, and <text:tab/>help sessions and tutoring for the first year Embedded Systems Design course.</text:p>
              </text:list-item>
            </text:list>
          </text:list-item>
        </text:list>
        <text:p text:style-name="P23"><text:span text:style-name="T14">Melbourne City Campus</text:span></text:p>
        <text:p text:style-name="P21"><draw:frame draw:style-name="fr1" draw:name="graphics25" text:anchor-type="as-char" svg:width="8.467cm" svg:height="0.203cm" draw:z-index="9"><draw:image xlink:href="Pictures/10000201000003E800000018B2EA095B.png" xlink:type="simple" xlink:show="embed" xlink:actuate="onLoad"/></draw:frame></text:p>
        <text:p text:style-name="P3">ANTHONY SELLITTI</text:p>
        <text:p text:style-name="P4"><text:span text:style-name="Internet_20_link"><text:span text:style-name="T1">asellitt.com</text:span></text:span></text:p>
        <text:p text:style-name="P1"><text:a xlink:type="simple" xlink:href="mailto:anthony.sellitti@gmail.com"><text:span text:style-name="Internet_20_link"><text:span text:style-name="T2">anthony@asellitt.com</text:span></text:span></text:a></text:p>
        <text:p text:style-name="P1"><draw:frame draw:style-name="fr1" draw:name="graphics28" text:anchor-type="as-char" svg:width="8.467cm" svg:height="0.203cm" draw:z-index="10"><draw:image xlink:href="Pictures/10000201000003E800000018B2EA095B.png" xlink:type="simple" xlink:show="embed" xlink:actuate="onLoad"/></draw:frame></text:p>
        <text:p text:style-name="P52"/>
        <text:list xml:id="list35134567" text:continue-numbering="true" text:style-name="WW8Num36">
          <text:list-item>
            <text:p text:style-name="P63">EMPLOYMENT (continued)</text:p>
          </text:list-item>
        </text:list>
        <text:p text:style-name="P34"/>
        <text:p text:style-name="P7">Computer Manufacturing &amp; Integration<text:tab/>June 2003</text:p>
        <text:p text:style-name="P39">Various Duties</text:p>
        <text:list xml:id="list35126641" text:continue-numbering="true" text:style-name="WW8Num36">
          <text:list-item>
            <text:list>
              <text:list-item>
                <text:p text:style-name="P75">Employed as part of a 2 week work experience scheme for Year 10 students.</text:p>
              </text:list-item>
              <text:list-item>
                <text:p text:style-name="P75">Duties included assembly of desktop personal computers, software installations and diagnostic work.</text:p>
              </text:list-item>
            </text:list>
          </text:list-item>
        </text:list>
        <text:p text:style-name="P6">Bundoora</text:p>
        <text:p text:style-name="P1"><draw:frame draw:style-name="fr1" draw:name="graphics26" text:anchor-type="as-char" svg:width="8.467cm" svg:height="0.203cm" draw:z-index="7"><draw:image xlink:href="Pictures/10000201000003E800000018B2EA095B.png" xlink:type="simple" xlink:show="embed" xlink:actuate="onLoad"/></draw:frame></text:p>
        <text:p text:style-name="P8">Volunteer Employment</text:p>
        <text:list xml:id="list35137525" text:continue-numbering="true" text:style-name="WW8Num36">
          <text:list-item>
            <text:list>
              <text:list-item>
                <text:p text:style-name="P76">RMIT Open Day<text:span text:style-name="T8"> <text:tab/>Aug 2009</text:span></text:p>
              </text:list-item>
              <text:list-item>
                <text:p text:style-name="P76">RMIT LEAD Program (Mentors Assisting Programming Students)<text:tab/><text:span text:style-name="T9">Mar 2007 – June 2007</text:span></text:p>
              </text:list-item>
            </text:list>
          </text:list-item>
        </text:list>
        <text:p text:style-name="P56"/>
        <text:list xml:id="list35148921" text:continue-numbering="true" text:style-name="WW8Num36">
          <text:list-item>
            <text:p text:style-name="P44">SKILLS</text:p>
          </text:list-item>
        </text:list>
        <text:p text:style-name="P62"/>
        <text:list xml:id="list22160670" text:style-name="WW8Num6">
          <text:list-item>
            <text:list>
              <text:list-item>
                <text:list>
                  <text:list-item>
                    <text:p text:style-name="P90"><text:span text:style-name="T12">Architecture: UML / SDLC.</text:span></text:p>
                  </text:list-item>
                  <text:list-item>
                    <text:p text:style-name="P77">Methodologies: Waterfall / Agile.</text:p>
                  </text:list-item>
                  <text:list-item>
                    <text:p text:style-name="P90"><text:span text:style-name="T12">Programming: </text:span><text:span text:style-name="T19">Assembly / C / C++ / C# / .NET / Java / JavaEE / Groovy / OpenGL / AVR</text:span><text:span text:style-name="T12">.</text:span></text:p>
                  </text:list-item>
                  <text:list-item>
                    <text:p text:style-name="P77">Scripting: PHP / PEAR / Python / Splunk / BASH / CSH / MATLAB.</text:p>
                  </text:list-item>
                  <text:list-item>
                    <text:p text:style-name="P77">Database: SQL / MySql / OracleDB.</text:p>
                  </text:list-item>
                  <text:list-item>
                    <text:p text:style-name="P77">Web (Client): HTML5 / CSS / JavaScript / AJAX / jQuery / Sencha / JSON / AJAX / Twitter Bootstrap. </text:p>
                  </text:list-item>
                  <text:list-item>
                    <text:p text:style-name="P77">Web (Server): JSP / JSF / JMS / SOAP / <text:tab/>REST / Web Services / WSDL / Apache 2 / Lighttpd / Tomcat / <text:tab/>Axis 2 / Glassfish / Weblogic.</text:p>
                  </text:list-item>
                  <text:list-item>
                    <text:p text:style-name="P77">Mobile: Android.</text:p>
                  </text:list-item>
                  <text:list-item>
                    <text:p text:style-name="P77">Frameworks: .NET/ Spring / JSF / Primefaces / Zend.</text:p>
                  </text:list-item>
                  <text:list-item>
                    <text:p text:style-name="P77">Versioning: CVS / SVN / Perforce / Git.</text:p>
                  </text:list-item>
                  <text:list-item>
                    <text:p text:style-name="P77">Automation and Integration: Ant / Maven / Gradle / Hudson.</text:p>
                  </text:list-item>
                  <text:list-item>
                    <text:p text:style-name="P92"><text:span text:style-name="T20">M</text:span>icroprocessors: ATMEL / PIC.</text:p>
                  </text:list-item>
                  <text:list-item>
                    <text:p text:style-name="P77">IDE: Eclipse / Visual Studio / Arduino / VIM / Cosmic C / AVR Studio / Deamweaver.</text:p>
                  </text:list-item>
                  <text:list-item>
                    <text:p text:style-name="P77">Circuit Design: Protel / PSPICE / Xilinx / Quartus.</text:p>
                  </text:list-item>
                  <text:list-item>
                    <text:p text:style-name="P77">Applications: GIMP / Photoshop / MATLAB / VMware / VirtualBox.</text:p>
                  </text:list-item>
                  <text:list-item>
                    <text:p text:style-name="P83"><text:span text:style-name="T15">Operating Systems: Windows (95 / 98 / XP / Vista / 7 / 8 / 8 RT) / *nix (Solaris 10 / Ubuntu / Debian / <text:tab/>Fedora / Xandros / PCLinux / DSL / QNX) / Mobile (Android).</text:span></text:p>
                  </text:list-item>
                </text:list>
              </text:list-item>
            </text:list>
          </text:list-item>
        </text:list>
        <text:p text:style-name="P37"><text:span text:style-name="T8"/></text:p>
        <text:list xml:id="list35146740" text:continue-list="list35148921" text:style-name="WW8Num36">
          <text:list-item>
            <text:p text:style-name="P44">EDUCATION &amp; CERTIFICATIONS</text:p>
          </text:list-item>
        </text:list>
        <text:p text:style-name="P53"/>
        <text:p text:style-name="P51"><text:span text:style-name="T5">RMIT University</text:span><text:span text:style-name="T8"><text:tab/>Feb 2006 – Dec 2010<text:line-break/>Bachelor of Computer Science </text:span><text:span text:style-name="T9">with Distinction.</text:span></text:p>
        <text:list xml:id="list35138280" text:continue-numbering="true" text:style-name="WW8Num36">
          <text:list-item>
            <text:list>
              <text:list-item>
                <text:p text:style-name="P73">GPA: 3.83 (High Distinction average). </text:p>
              </text:list-item>
              <text:list-item>
                <text:p text:style-name="P73">Volunteering: RMIT LEAD Program (Mentors Assisting Programming Students).</text:p>
              </text:list-item>
            </text:list>
          </text:list-item>
        </text:list>
        <text:p text:style-name="P6">Melbourne City Campus</text:p>
        <text:p text:style-name="P2"><draw:frame draw:style-name="fr1" draw:name="graphics23" text:anchor-type="as-char" svg:width="8.467cm" svg:height="0.203cm" draw:z-index="1"><draw:image xlink:href="Pictures/10000201000003E800000018B2EA095B.png" xlink:type="simple" xlink:show="embed" xlink:actuate="onLoad"/></draw:frame></text:p>
        <text:p text:style-name="P50"><text:span text:style-name="T5">RMIT University</text:span><text:span text:style-name="T8"><text:tab/>Feb 2006 – Dec 2010<text:line-break/>Bachelor of Engineering (Computer and Network Engineering</text:span><text:span text:style-name="T9">) with Honours 1st class.</text:span></text:p>
        <text:list xml:id="list35145875" text:continue-numbering="true" text:style-name="WW8Num36">
          <text:list-item>
            <text:list>
              <text:list-item>
                <text:p text:style-name="P78">GPA: 3.77 (High Distinction average). </text:p>
              </text:list-item>
              <text:list-item>
                <text:p text:style-name="P78">Final year Design project: Motion Interpretation Mouse Engine (MIME).</text:p>
              </text:list-item>
            </text:list>
          </text:list-item>
        </text:list>
        <text:list xml:id="list22148748" text:style-name="WW8Num10">
          <text:list-item>
            <text:list>
              <text:list-item>
                <text:list>
                  <text:list-item>
                    <text:p text:style-name="P79">Volunteering: RMIT Open Day (Presenter).</text:p>
                  </text:list-item>
                </text:list>
              </text:list-item>
            </text:list>
          </text:list-item>
        </text:list>
        <text:p text:style-name="P23"><text:span text:style-name="T14">Melbourne City Campus</text:span></text:p>
        <text:p text:style-name="P21"><draw:frame draw:style-name="fr1" draw:name="graphics29" text:anchor-type="as-char" svg:width="8.467cm" svg:height="0.203cm" draw:z-index="11"><draw:image xlink:href="Pictures/10000201000003E800000018B2EA095B.png" xlink:type="simple" xlink:show="embed" xlink:actuate="onLoad"/></draw:frame></text:p>
        <text:p text:style-name="P3">ANTHONY SELLITTI</text:p>
        <text:p text:style-name="P4"><text:span text:style-name="Internet_20_link"><text:span text:style-name="T1">asellitt.com</text:span></text:span></text:p>
        <text:p text:style-name="P1"><text:a xlink:type="simple" xlink:href="mailto:anthony.sellitti@gmail.com"><text:span text:style-name="Internet_20_link"><text:span text:style-name="T2">anthony@asellitt.com</text:span></text:span></text:a></text:p>
        <text:p text:style-name="P1"><draw:frame draw:style-name="fr1" draw:name="graphics30" text:anchor-type="as-char" svg:width="8.467cm" svg:height="0.203cm" draw:z-index="12"><draw:image xlink:href="Pictures/10000201000003E800000018B2EA095B.png" xlink:type="simple" xlink:show="embed" xlink:actuate="onLoad"/></draw:frame></text:p>
        <text:p text:style-name="P37"><text:span text:style-name="T8"/></text:p>
        <text:list xml:id="list35151854" text:continue-list="list35145875" text:style-name="WW8Num36">
          <text:list-item>
            <text:p text:style-name="P44">EDUCATION &amp; CERTIFICATIONS (continued)</text:p>
          </text:list-item>
        </text:list>
        <text:p text:style-name="P53"/>
        <text:p text:style-name="P40"><text:span text:style-name="T4">Reservoir District Secondary College</text:span><text:tab/>Jan 2000 – Nov 2005</text:p>
        <text:p text:style-name="P49">Victorian Certificate of Education</text:p>
        <text:list xml:id="list35137794" text:continue-numbering="true" text:style-name="WW8Num36">
          <text:list-item>
            <text:list>
              <text:list-item>
                <text:p text:style-name="P73">ENTER: 93.40.</text:p>
              </text:list-item>
              <text:list-item>
                <text:p text:style-name="P73">Valedictorian Speaker of Class 2005.</text:p>
              </text:list-item>
              <text:list-item>
                <text:p text:style-name="P73">Volunteering: Peer Support / Peer Mediation programs.</text:p>
              </text:list-item>
            </text:list>
            <text:p text:style-name="P48">Reservoir</text:p>
            <text:list text:continue-numbering="true">
              <text:list-header>
                <text:p text:style-name="P28"><draw:frame draw:style-name="fr1" draw:name="graphics24" text:anchor-type="as-char" svg:width="8.467cm" svg:height="0.203cm" draw:z-index="2"><draw:image xlink:href="Pictures/10000201000003E800000018B2EA095B.png" xlink:type="simple" xlink:show="embed" xlink:actuate="onLoad"/></draw:frame></text:p>
                <text:p text:style-name="P58">Certifications</text:p>
              </text:list-header>
              <text:list-item>
                <text:p text:style-name="P80"><text:span text:style-name="T13">Certified Splunk Deployment Architect<text:tab/></text:span><text:span text:style-name="T9">Nov 2011</text:span></text:p>
              </text:list-item>
              <text:list-item>
                <text:p text:style-name="P80"><text:span text:style-name="T13">Certified Splunk Developer<text:tab/></text:span><text:span text:style-name="T9">May 2011</text:span></text:p>
              </text:list-item>
            </text:list>
          </text:list-item>
        </text:list>
        <text:p text:style-name="P38"/>
        <text:list xml:id="list35143635" text:continue-numbering="true" text:style-name="WW8Num36">
          <text:list-item>
            <text:p text:style-name="P44">MEMBERSHIPS</text:p>
            <text:list>
              <text:list-header>
                <text:p text:style-name="P57"><text:span text:style-name="T13"/></text:p>
              </text:list-header>
              <text:list-item>
                <text:p text:style-name="P70">Institution of Engineers Australia.</text:p>
              </text:list-item>
              <text:list-item>
                <text:p text:style-name="P70">Golden Key International Honour Society (RMIT Chapter).</text:p>
              </text:list-item>
              <text:list-item>
                <text:p text:style-name="P70">RMIT Alumni.</text:p>
                <text:p text:style-name="P85"/>
              </text:list-item>
            </text:list>
          </text:list-item>
          <text:list-item>
            <text:p text:style-name="P44">ACHEIVEMENTS</text:p>
          </text:list-item>
        </text:list>
        <text:p text:style-name="P14"/>
        <text:list xml:id="list35129066" text:continue-numbering="true" text:style-name="WW8Num36">
          <text:list-item>
            <text:list>
              <text:list-item>
                <text:p text:style-name="P78">EnGenius Trade Fair 2010 Platinum Prize (Final Year).</text:p>
              </text:list-item>
              <text:list-item>
                <text:p text:style-name="P78">The School of Electrical &amp; Computer Engineering First Year Double Degree Prize. (First Year).</text:p>
              </text:list-item>
              <text:list-item>
                <text:p text:style-name="P78">Learning Area Award for Science (Year 12).</text:p>
              </text:list-item>
              <text:list-item>
                <text:p text:style-name="P78">Certificate of Excellence in Chemistry, English, Mathematical Methods, Psychology Information Systems and <text:tab/>Literature (Year 12).</text:p>
              </text:list-item>
              <text:list-item>
                <text:p text:style-name="P78">Meritorious Academic Achievement Award (Year 12 / Year 11).</text:p>
              </text:list-item>
              <text:list-item>
                <text:p text:style-name="P78">Distinction in the Australian Mathematics Competition (Year 11).</text:p>
              </text:list-item>
              <text:list-item>
                <text:p text:style-name="P69">Outstanding Customer Service Award (Mar 2008 / Feb 2008 / Jul 2007 / Mar 2007 / Oct 2002).</text:p>
              </text:list-item>
            </text:list>
          </text:list-item>
        </text:list>
        <text:p text:style-name="P87"/>
        <text:list xml:id="list35138040" text:continue-numbering="true" text:style-name="WW8Num36">
          <text:list-item>
            <text:p text:style-name="P45">INTERESTS</text:p>
          </text:list-item>
        </text:list>
        <text:p text:style-name="P84"/>
        <text:list xml:id="list35145482" text:continue-numbering="true" text:style-name="WW8Num36">
          <text:list-item>
            <text:list>
              <text:list-item>
                <text:p text:style-name="P78">Software development and web design.</text:p>
              </text:list-item>
              <text:list-item>
                <text:p text:style-name="P78">Embedded system design.</text:p>
              </text:list-item>
              <text:list-item>
                <text:p text:style-name="P78">Reading and creative writing.</text:p>
              </text:list-item>
              <text:list-item>
                <text:p text:style-name="P78">Game development and gaming.</text:p>
              </text:list-item>
              <text:list-item>
                <text:p text:style-name="P78">Music and music events.</text:p>
              </text:list-item>
              <text:list-item>
                <text:p text:style-name="P71">Photography and travelling.</text:p>
              </text:list-item>
            </text:list>
          </text:list-item>
        </text:list>
        <text:p text:style-name="P87"/>
        <text:list xml:id="list35147669" text:continue-numbering="true" text:style-name="WW8Num36">
          <text:list-item>
            <text:p text:style-name="P47"><text:span text:style-name="T10">REFERENCES</text:span><text:span text:style-name="T11"> </text:span></text:p>
          </text:list-item>
        </text:list>
        <text:p text:style-name="P88"/>
        <text:p text:style-name="P86"/>
        <text:list xml:id="list35127132" text:continue-numbering="true" text:style-name="WW8Num36">
          <text:list-item>
            <text:list>
              <text:list-item>
                <text:p text:style-name="P78"><text:span text:style-name="T17">Available upon request.</text:span></text:p>
              </text:list-item>
            </text:list>
          </text:list-item>
        </text:list>
      </text:section>
      <text:section text:style-name="Sect2" text:name="Section3">
        <text:p text:style-name="P12"><text:bookmark-start text:name="_PictureBullets"/><draw:frame draw:style-name="fr1" draw:name="graphics13" text:anchor-type="as-char" svg:width="0.847cm" svg:height="0.847cm" draw:z-index="0"><draw:image xlink:href="Pictures/100002010000006400000064B236A7BA.png" xlink:type="simple" xlink:show="embed" xlink:actuate="onLoad"/></draw:frame><text:span text:style-name="T12"><draw:frame draw:style-name="fr1" draw:name="graphics14" text:anchor-type="as-char" svg:width="0.847cm" svg:height="0.847cm" draw:z-index="0"><draw:image xlink:href="Pictures/10000201000000640000006476423E58.png" xlink:type="simple" xlink:show="embed" xlink:actuate="onLoad"/></draw:frame></text:span><text:span text:style-name="T6"><draw:frame draw:style-name="fr1" draw:name="graphics15" text:anchor-type="as-char" svg:width="0.847cm" svg:height="0.847cm" draw:z-index="0"><draw:image xlink:href="Pictures/100002010000006400000064BF622D1F.png" xlink:type="simple" xlink:show="embed" xlink:actuate="onLoad"/></draw:frame></text:span><text:span text:style-name="T6"><draw:frame draw:style-name="fr1" draw:name="graphics16" text:anchor-type="as-char" svg:width="0.397cm" svg:height="0.397cm" draw:z-index="0"><draw:image xlink:href="Pictures/100002000000000F0000000F5B4AA7E2.png" xlink:type="simple" xlink:show="embed" xlink:actuate="onLoad"/></draw:frame></text:span><text:span text:style-name="T6"><draw:frame draw:style-name="fr1" draw:name="graphics17" text:anchor-type="as-char" svg:width="0.529cm" svg:height="0.529cm" draw:z-index="0"><draw:image xlink:href="Pictures/100000000000000F0000000F682085B6.jpg" xlink:type="simple" xlink:show="embed" xlink:actuate="onLoad"/></draw:frame></text:span><text:span text:style-name="T6"><draw:frame draw:style-name="fr1" draw:name="graphics18" text:anchor-type="as-char" svg:width="0.529cm" svg:height="0.529cm" draw:z-index="0"><draw:image xlink:href="Pictures/100000000000000F0000000F48527A6F.jpg" xlink:type="simple" xlink:show="embed" xlink:actuate="onLoad"/></draw:frame></text:span><text:bookmark-end text:name="_PictureBullets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Segoe UI" svg:font-family="'Segoe UI'" style:font-family-generic="swiss"/>
    <style:font-face style:name="Centaur" svg:font-family="Centau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Subtitle" style:family="paragraph" style:parent-style-name="Standard" style:next-style-name="Text_20_body" style:class="chapter">
      <style:text-properties fo:font-size="14pt" style:font-size-asian="14pt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fo:color="#000000"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fo:color="#000000"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fo:color="#000000"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2" style:family="text">
      <style:text-properties fo:color="#000000"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2" style:family="text">
      <style:text-properties fo:color="#000000"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2" style:family="text">
      <style:text-properties fo:color="#000000" style:font-name="Symbol" style:font-name-complex="Symbol"/>
    </style:style>
    <style:style style:name="WW8Num11z0" style:family="text">
      <style:text-properties style:font-name="Times" style:font-name-complex="Time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2" style:family="text">
      <style:text-properties fo:color="#000000"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2" style:family="text">
      <style:text-properties fo:color="#000000"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fo:color="#000000"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fo:color="#000000"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Times" style:font-name-complex="Time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8z2" style:family="text">
      <style:text-properties fo:color="#000000"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2" style:family="text">
      <style:text-properties fo:color="#000000"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2" style:family="text">
      <style:text-properties fo:color="#000000" style:font-name="Symbol" style:font-name-complex="Symbol"/>
    </style:style>
    <style:style style:name="WW8Num22z0" style:family="text">
      <style:text-properties style:font-name="Times" style:font-name-complex="Time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2" style:family="text">
      <style:text-properties fo:color="#000000"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Times" style:font-name-complex="Time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fo:color="#000000"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>
      <style:text-properties style:font-name="Symbol" style:font-name-complex="Symbol"/>
    </style:style>
    <style:style style:name="WW8Num33z2" style:family="text">
      <style:text-properties fo:color="#000000" style:font-name="Symbol" style:font-name-complex="Symbol"/>
    </style:style>
    <style:style style:name="WW8Num34z0" style:family="text">
      <style:text-properties style:font-name="Symbol" style:font-name-complex="Symbol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2" style:family="text">
      <style:text-properties fo:color="#000000" style:font-name="Symbol" style:font-name-complex="Symbol"/>
    </style:style>
    <style:style style:name="WW8Num39z0" style:family="text">
      <style:text-properties style:font-name="Symbol" style:font-name-complex="Symbol"/>
    </style:style>
    <style:style style:name="WW8Num39z2" style:family="text">
      <style:text-properties fo:color="#000000" style:font-name="Symbol" style:font-name-complex="Symbol"/>
    </style:style>
    <style:style style:name="WW8Num40z0" style:family="text">
      <style:text-properties style:font-name="Symbol" style:font-name-complex="Symbol"/>
    </style:style>
    <style:style style:name="WW8Num41z0" style:family="text">
      <style:text-properties style:font-name="Times" style:font-name-complex="Times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image text:level="3" xlink:href="Pictures/100000000000000A0000000A572383A2.jpg" xlink:type="simple" xlink:show="embed" xlink:actuate="onLoad">
        <style:list-level-properties text:list-level-position-and-space-mode="label-alignment" style:vertical-pos="bottom" style:vertical-rel="baseline" fo:width="0.353cm" fo:height="0.353cm">
          <style:list-level-label-alignment text:label-followed-by="listtab" text:list-tab-stop-position="1.693cm" fo:text-indent="-0.635cm" fo:margin-left="1.693cm"/>
        </style:list-level-properties>
      </text:list-level-style-image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28cm" fo:text-indent="-0.635cm" fo:margin-left="10.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5cm" fo:text-indent="-0.635cm" fo:margin-left="11.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image text:level="3" xlink:href="Pictures/100000000000000A0000000A572383A2.jpg" xlink:type="simple" xlink:show="embed" xlink:actuate="onLoad">
        <style:list-level-properties text:list-level-position-and-space-mode="label-alignment" style:vertical-pos="bottom" style:vertical-rel="baseline" fo:width="0.353cm" fo:height="0.353cm">
          <style:list-level-label-alignment text:label-followed-by="listtab" text:list-tab-stop-position="1.693cm" fo:text-indent="-0.635cm" fo:margin-left="1.693cm"/>
        </style:list-level-properties>
      </text:list-level-style-image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12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14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image text:level="3" xlink:href="Pictures/100000000000000A0000000A572383A2.jpg" xlink:type="simple" xlink:show="embed" xlink:actuate="onLoad">
        <style:list-level-properties text:list-level-position-and-space-mode="label-alignment" style:vertical-pos="bottom" style:vertical-rel="baseline" fo:width="0.353cm" fo:height="0.353cm">
          <style:list-level-label-alignment text:label-followed-by="listtab" text:list-tab-stop-position="1.693cm" fo:text-indent="-0.635cm" fo:margin-left="1.693cm"/>
        </style:list-level-properties>
      </text:list-level-style-image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0000000000A0000000A572383A2.jpg" xlink:type="simple" xlink:show="embed" xlink:actuate="onLoad">
        <style:list-level-properties text:list-level-position-and-space-mode="label-alignment" style:vertical-pos="middle" style:vertical-rel="line" fo:width="0.353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image text:level="1" xlink:href="Pictures/100000000000000A0000000AAFDD8700.jpg" xlink:type="simple" xlink:show="embed" xlink:actuate="onLoad">
        <style:list-level-properties text:list-level-position-and-space-mode="label-alignment" style:vertical-pos="middle" style:vertical-rel="line" fo:width="0.353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0A0000000A572383A2.jpg" xlink:type="simple" xlink:show="embed" xlink:actuate="onLoad">
        <style:list-level-properties text:list-level-position-and-space-mode="label-alignment" style:vertical-pos="middle" style:vertical-rel="line" fo:width="0.353cm" fo:height="0.353cm">
          <style:list-level-label-alignment text:label-followed-by="listtab" text:list-tab-stop-position="2.117cm" fo:text-indent="-0.635cm" fo:margin-left="2.117cm"/>
        </style:list-level-properties>
      </text:list-level-style-image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image text:level="9" xlink:href="Pictures/100000000000000A0000000A572383A2.jpg" xlink:type="simple" xlink:show="embed" xlink:actuate="onLoad">
        <style:list-level-properties text:list-level-position-and-space-mode="label-alignment" style:vertical-pos="bottom" style:vertical-rel="baseline" fo:width="0.353cm" fo:height="0.353cm">
          <style:list-level-label-alignment text:label-followed-by="listtab" text:list-tab-stop-position="11.43cm" fo:text-indent="-0.635cm" fo:margin-left="11.43cm"/>
        </style:list-level-properties>
      </text:list-level-style-image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THONY SELLITTI</dc:title>
    <meta:initial-creator>Anthony</meta:initial-creator>
    <meta:creation-date>2009-10-13T02:12:00</meta:creation-date>
    <dc:date>2012-09-02T15:00:15.77</dc:date>
    <meta:editing-cycles>43</meta:editing-cycles>
    <meta:editing-duration>PT22H52M58S</meta:editing-duration>
    <meta:generator>LibreOffice/3.5$Windows_x86 LibreOffice_project/7e68ba2-a744ebf-1f241b7-c506db1-7d53735</meta:generator>
    <meta:print-date>2012-08-19T15:31:20.42</meta:print-date>
    <meta:document-statistic meta:table-count="0" meta:image-count="19" meta:object-count="0" meta:page-count="3" meta:paragraph-count="126" meta:word-count="868" meta:character-count="5341" meta:non-whitespace-character-count="4649"/>
    <meta:user-defined meta:name="Info 1"/>
    <meta:user-defined meta:name="Info 2"/>
    <meta:user-defined meta:name="Info 3"/>
    <meta:user-defined meta:name="Info 4"/>
  </office:meta>
</office:document-meta>
</file>